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office:font-face-decls>
  <office:automatic-styles>
    <style:style style:name="P1" style:family="paragraph" style:parent-style-name="Style_20_Body_20_Text_20__2b__20_10_20_pt_20_Justified">
      <style:paragraph-properties fo:line-height="150%"/>
      <style:text-properties style:font-name="Verdana" fo:font-size="9pt" fo:language="en" fo:country="US" fo:font-weight="bold" style:font-size-asian="9pt" style:font-weight-asian="bold" style:font-name-complex="Verdana" style:font-size-complex="9pt"/>
    </style:style>
    <style:style style:name="P2" style:family="paragraph" style:parent-style-name="Text_20_body">
      <style:text-properties style:font-name="Verdana" fo:font-size="9pt" style:font-size-asian="9pt" style:font-name-complex="Verdana"/>
    </style:style>
    <style:style style:name="P3" style:family="paragraph" style:parent-style-name="Text_20_body">
      <style:paragraph-properties fo:text-align="justify" style:justify-single-word="false"/>
      <style:text-properties style:font-name="Verdana" fo:font-size="9pt" style:font-size-asian="9pt" style:font-name-complex="Verdana"/>
    </style:style>
    <style:style style:name="P4" style:family="paragraph" style:parent-style-name="Standard">
      <style:text-properties style:font-name="Verdana" fo:font-size="9pt" fo:font-weight="bold" style:font-size-asian="9pt" style:font-weight-asian="bold" style:font-name-complex="Verdana" style:font-size-complex="9pt"/>
    </style:style>
    <style:style style:name="P5" style:family="paragraph" style:parent-style-name="Standard">
      <style:paragraph-properties fo:text-align="justify" style:justify-single-word="false"/>
      <style:text-properties style:font-name="Verdana" fo:font-size="9pt" fo:font-weight="bold" style:font-size-asian="9pt" style:font-weight-asian="bold" style:font-name-complex="Verdana" style:font-size-complex="9pt"/>
    </style:style>
    <style:style style:name="P6" style:family="paragraph" style:parent-style-name="Standard">
      <style:paragraph-properties fo:text-align="justify" style:justify-single-word="false">
        <style:tab-stops>
          <style:tab-stop style:position="0.25in"/>
        </style:tab-stops>
      </style:paragraph-properties>
      <style:text-properties style:font-name="Verdana" fo:font-size="9pt" fo:font-weight="bold" style:font-size-asian="9pt" style:font-weight-asian="bold" style:font-name-complex="Verdana" style:font-size-complex="9pt"/>
    </style:style>
    <style:style style:name="P7" style:family="paragraph" style:parent-style-name="Standard">
      <style:paragraph-properties fo:text-align="justify" style:justify-single-word="false">
        <style:tab-stops>
          <style:tab-stop style:position="0.5in"/>
        </style:tab-stops>
      </style:paragraph-properties>
      <style:text-properties style:font-name="Verdana" fo:font-size="9pt" fo:font-weight="bold" style:font-size-asian="9pt" style:font-weight-asian="bold" style:font-name-complex="Verdana" style:font-size-complex="9pt"/>
    </style:style>
    <style:style style:name="P8" style:family="paragraph" style:parent-style-name="Standard">
      <style:text-properties style:font-name="Verdana" fo:font-size="9pt" fo:font-weight="bold" style:font-size-asian="9pt" style:font-weight-asian="bold" style:font-name-complex="Verdana" style:font-size-complex="9pt" style:font-weight-complex="bold"/>
    </style:style>
    <style:style style:name="P9" style:family="paragraph" style:parent-style-name="Standard">
      <style:paragraph-properties fo:text-align="justify" style:justify-single-word="false"/>
      <style:text-properties style:font-name="Verdana" fo:font-size="9pt" fo:font-weight="bold" style:font-size-asian="9pt" style:font-weight-asian="bold" style:font-name-complex="Verdana" style:font-size-complex="9pt" style:font-weight-complex="bold"/>
    </style:style>
    <style:style style:name="P10" style:family="paragraph" style:parent-style-name="Standard">
      <style:text-properties style:font-name="Verdana" fo:font-size="9pt" fo:font-weight="bold" style:font-size-asian="9pt" style:font-weight-asian="bold" style:font-name-complex="Verdana" style:font-weight-complex="bold"/>
    </style:style>
    <style:style style:name="P11" style:family="paragraph" style:parent-style-name="Standard">
      <style:paragraph-properties>
        <style:tab-stops>
          <style:tab-stop style:position="0in"/>
        </style:tab-stops>
      </style:paragraph-properties>
      <style:text-properties style:font-name="Verdana" fo:font-size="9pt" fo:font-weight="bold" style:font-size-asian="9pt" style:font-weight-asian="bold" style:font-name-complex="Verdana" style:font-weight-complex="bold"/>
    </style:style>
    <style:style style:name="P12" style:family="paragraph" style:parent-style-name="Standard">
      <style:text-properties style:font-name="Verdana" fo:font-size="9pt" fo:font-weight="bold" style:font-size-asian="9pt" style:font-weight-asian="bold" style:font-name-complex="Arial" style:font-weight-complex="bold"/>
    </style:style>
    <style:style style:name="P13" style:family="paragraph" style:parent-style-name="Standard">
      <style:paragraph-properties fo:text-align="justify" style:justify-single-word="false"/>
      <style:text-properties style:font-name="Verdana" fo:font-size="9pt" fo:font-weight="bold" style:font-size-asian="9pt" style:font-weight-asian="bold" style:font-name-complex="Arial" style:font-size-complex="9pt" style:font-weight-complex="bold"/>
    </style:style>
    <style:style style:name="P14" style:family="paragraph" style:parent-style-name="Standard">
      <style:text-properties style:font-name="Verdana" fo:font-size="9pt" fo:font-weight="bold" style:font-size-asian="9pt" style:font-weight-asian="bold" style:font-name-complex="Arial" style:font-size-complex="10pt" style:font-weight-complex="bold"/>
    </style:style>
    <style:style style:name="P15" style:family="paragraph" style:parent-style-name="Standard">
      <style:text-properties style:font-name="Verdana" fo:font-size="9pt" style:font-size-asian="9pt" style:font-name-complex="Verdana" style:font-size-complex="9pt"/>
    </style:style>
    <style:style style:name="P16" style:family="paragraph" style:parent-style-name="Standard">
      <style:paragraph-properties fo:text-align="justify" style:justify-single-word="false"/>
      <style:text-properties style:font-name="Verdana" fo:font-size="9pt" style:font-size-asian="9pt" style:font-name-complex="Verdana" style:font-size-complex="9pt"/>
    </style:style>
    <style:style style:name="P17" style:family="paragraph" style:parent-style-name="Standard">
      <style:paragraph-properties fo:text-align="justify" style:justify-single-word="false">
        <style:tab-stops>
          <style:tab-stop style:position="0.25in"/>
        </style:tab-stops>
      </style:paragraph-properties>
      <style:text-properties style:font-name="Verdana" fo:font-size="9pt" style:font-size-asian="9pt" style:font-name-complex="Verdana" style:font-size-complex="9pt"/>
    </style:style>
    <style:style style:name="P18" style:family="paragraph" style:parent-style-name="Standard">
      <style:text-properties style:font-name="Verdana" fo:font-size="9pt" style:font-size-asian="9pt" style:font-name-complex="Arial"/>
    </style:style>
    <style:style style:name="P19" style:family="paragraph" style:parent-style-name="Standard">
      <style:paragraph-properties fo:text-align="justify" style:justify-single-word="false"/>
      <style:text-properties style:font-name="Verdana" fo:font-size="9pt" style:font-size-asian="9pt" style:font-name-complex="Arial"/>
    </style:style>
    <style:style style:name="P20" style:family="paragraph" style:parent-style-name="Standard">
      <style:text-properties style:font-name="Verdana" fo:font-size="9pt" style:font-size-asian="9pt" style:font-name-complex="Arial" style:font-size-complex="9pt"/>
    </style:style>
    <style:style style:name="P21" style:family="paragraph" style:parent-style-name="Standard">
      <style:text-properties style:font-name="Verdana" fo:font-size="9pt" fo:language="fr" fo:country="FR" fo:font-weight="bold" style:font-size-asian="9pt" style:font-weight-asian="bold" style:font-name-complex="Verdana" style:font-size-complex="9pt"/>
    </style:style>
    <style:style style:name="P22" style:family="paragraph" style:parent-style-name="Standard">
      <style:text-properties style:font-name="Verdana" fo:font-size="9pt" fo:language="fr" fo:country="FR" fo:font-weight="bold" style:font-size-asian="9pt" style:font-weight-asian="bold" style:font-name-complex="Verdana" style:font-weight-complex="bold"/>
    </style:style>
    <style:style style:name="P23" style:family="paragraph" style:parent-style-name="Standard">
      <style:text-properties style:font-name="Verdana" fo:font-size="9pt" fo:language="fr" fo:country="FR" style:font-size-asian="9pt" style:font-name-complex="Verdana" style:font-size-complex="9pt"/>
    </style:style>
    <style:style style:name="P24" style:family="paragraph" style:parent-style-name="Standard">
      <style:paragraph-properties fo:text-align="justify" style:justify-single-word="false"/>
      <style:text-properties style:font-name="Verdana" fo:font-size="9pt" fo:language="fr" fo:country="FR" style:font-size-asian="9pt" style:font-name-complex="Verdana" style:font-size-complex="9pt"/>
    </style:style>
    <style:style style:name="P25" style:family="paragraph" style:parent-style-name="Standard">
      <style:text-properties style:font-name="Verdana" fo:font-size="9pt" fo:language="fr" fo:country="FR" style:font-size-asian="9pt" style:font-name-complex="Arial"/>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ab-stops>
          <style:tab-stop style:position="0.5in"/>
        </style:tab-stops>
      </style:paragraph-properties>
    </style:style>
    <style:style style:name="P28" style:family="paragraph" style:parent-style-name="Standard">
      <style:paragraph-properties fo:text-align="justify" style:justify-single-word="false">
        <style:tab-stops>
          <style:tab-stop style:position="0.25in"/>
        </style:tab-stops>
      </style:paragraph-properties>
    </style:style>
    <style:style style:name="P29" style:family="paragraph" style:parent-style-name="Standard">
      <style:paragraph-properties fo:text-align="justify" style:justify-single-word="false" fo:padding-left="0in" fo:padding-right="0in" fo:padding-top="0in" fo:padding-bottom="0.0138in" fo:border-left="none" fo:border-right="none" fo:border-top="none" fo:border-bottom="0.0138in solid #000000"/>
      <style:text-properties style:font-name="Verdana" fo:font-size="9pt" style:font-size-asian="9pt" style:font-name-complex="Verdana" style:font-size-complex="9pt"/>
    </style:style>
    <style:style style:name="P30" style:family="paragraph" style:parent-style-name="Standard">
      <style:paragraph-properties fo:text-align="justify" style:justify-single-word="false" fo:padding-left="0in" fo:padding-right="0in" fo:padding-top="0in" fo:padding-bottom="0.0138in" fo:border-left="none" fo:border-right="none" fo:border-top="none" fo:border-bottom="0.0138in solid #000000"/>
      <style:text-properties style:font-name="Verdana" fo:font-size="9pt" fo:font-weight="bold" style:font-size-asian="9pt" style:font-weight-asian="bold" style:font-name-complex="Verdana" style:font-size-complex="9pt"/>
    </style:style>
    <style:style style:name="P31" style:family="paragraph" style:parent-style-name="Standard">
      <style:paragraph-properties fo:margin-left="0.25in" fo:margin-right="0in" fo:text-align="justify" style:justify-single-word="false" fo:text-indent="0in" style:auto-text-indent="false">
        <style:tab-stops>
          <style:tab-stop style:position="0.5in"/>
        </style:tab-stops>
      </style:paragraph-properties>
      <style:text-properties style:font-name="Verdana" fo:font-size="9pt" style:font-size-asian="9pt" style:font-name-complex="Verdana" style:font-size-complex="9pt"/>
    </style:style>
    <style:style style:name="P32" style:family="paragraph" style:parent-style-name="Standard">
      <style:paragraph-properties fo:margin-left="0.25in" fo:margin-right="0in" fo:text-align="justify" style:justify-single-word="false" fo:text-indent="0in" style:auto-text-indent="false"/>
      <style:text-properties style:font-name="Verdana" fo:font-size="9pt" style:font-size-asian="9pt" style:font-name-complex="Arial"/>
    </style:style>
    <style:style style:name="P33" style:family="paragraph" style:parent-style-name="Standard">
      <style:paragraph-properties fo:margin-left="0.5in" fo:margin-right="0in" fo:text-align="justify" style:justify-single-word="false" fo:text-indent="0in" style:auto-text-indent="false">
        <style:tab-stops>
          <style:tab-stop style:position="1in"/>
        </style:tab-stops>
      </style:paragraph-properties>
      <style:text-properties style:font-name="Verdana" fo:font-size="9pt" style:font-size-asian="9pt" style:font-name-complex="Arial" style:font-size-complex="9pt"/>
    </style:style>
    <style:style style:name="P34" style:family="paragraph" style:parent-style-name="Standard">
      <style:paragraph-properties fo:margin-left="0in" fo:margin-right="0in" fo:text-align="justify" style:justify-single-word="false" fo:text-indent="0in" style:auto-text-indent="false">
        <style:tab-stops>
          <style:tab-stop style:position="0.5in"/>
        </style:tab-stops>
      </style:paragraph-properties>
      <style:text-properties style:font-name="Verdana" fo:font-size="9pt" style:font-size-asian="9pt" style:font-name-complex="Verdana" style:font-size-complex="9pt"/>
    </style:style>
    <style:style style:name="P35" style:family="paragraph" style:parent-style-name="Standard">
      <style:paragraph-properties fo:margin-left="0.25in" fo:margin-right="0in" fo:text-align="justify" style:justify-single-word="false" fo:text-indent="0in" style:auto-text-indent="false">
        <style:tab-stops>
          <style:tab-stop style:position="0.5in"/>
        </style:tab-stops>
      </style:paragraph-properties>
      <style:text-properties style:font-name="Verdana" fo:font-size="9pt" style:font-size-asian="9pt" style:font-name-complex="Verdana" style:font-size-complex="9pt"/>
    </style:style>
    <style:style style:name="P36" style:family="paragraph" style:parent-style-name="Standard" style:list-style-name="WW8Num6">
      <style:paragraph-properties fo:text-align="justify" style:justify-single-word="false">
        <style:tab-stops>
          <style:tab-stop style:position="0.5in"/>
        </style:tab-stops>
      </style:paragraph-properties>
      <style:text-properties style:font-name="Verdana" fo:font-size="9pt" fo:font-weight="bold" style:font-size-asian="9pt" style:font-weight-asian="bold" style:font-name-complex="Arial" style:font-size-complex="9pt" style:font-weight-complex="bold"/>
    </style:style>
    <style:style style:name="P37" style:family="paragraph" style:parent-style-name="Standard" style:list-style-name="L1">
      <style:paragraph-properties fo:text-align="justify" style:justify-single-word="false"/>
      <style:text-properties style:font-name="Verdana" fo:font-size="9pt" fo:font-weight="bold" style:font-size-asian="9pt" style:font-weight-asian="bold" style:font-name-complex="Verdana" style:font-size-complex="9pt"/>
    </style:style>
    <style:style style:name="P38" style:family="paragraph" style:parent-style-name="Standard" style:list-style-name="WW8Num6">
      <style:paragraph-properties fo:text-align="justify" style:justify-single-word="false">
        <style:tab-stops>
          <style:tab-stop style:position="0.5in"/>
        </style:tab-stops>
      </style:paragraph-properties>
      <style:text-properties style:font-name="Verdana" fo:font-size="9pt" style:font-size-asian="9pt" style:font-name-complex="Arial" style:font-size-complex="9pt"/>
    </style:style>
    <style:style style:name="P39" style:family="paragraph" style:parent-style-name="Standard" style:list-style-name="WW8Num9">
      <style:paragraph-properties fo:text-align="justify" style:justify-single-word="false">
        <style:tab-stops>
          <style:tab-stop style:position="0.5in"/>
        </style:tab-stops>
      </style:paragraph-properties>
      <style:text-properties style:font-name="Verdana" fo:font-size="9pt" style:font-size-asian="9pt" style:font-name-complex="Arial"/>
    </style:style>
    <style:style style:name="P40" style:family="paragraph" style:parent-style-name="Standard" style:list-style-name="WW8Num4">
      <style:paragraph-properties fo:text-align="justify" style:justify-single-word="false">
        <style:tab-stops>
          <style:tab-stop style:position="0.5in"/>
        </style:tab-stops>
      </style:paragraph-properties>
      <style:text-properties style:font-name="Verdana" fo:font-size="9pt" style:font-size-asian="9pt" style:font-name-complex="Arial"/>
    </style:style>
    <style:style style:name="P41" style:family="paragraph" style:parent-style-name="Standard" style:list-style-name="WW8Num2">
      <style:paragraph-properties fo:text-align="justify" style:justify-single-word="false">
        <style:tab-stops>
          <style:tab-stop style:position="0.25in"/>
        </style:tab-stops>
      </style:paragraph-properties>
      <style:text-properties style:font-name="Verdana" fo:font-size="9pt" style:font-size-asian="9pt" style:font-name-complex="Verdana" style:font-size-complex="9pt"/>
    </style:style>
    <style:style style:name="P42" style:family="paragraph" style:parent-style-name="Standard" style:list-style-name="WW8Num5">
      <style:paragraph-properties fo:text-align="justify" style:justify-single-word="false">
        <style:tab-stops>
          <style:tab-stop style:position="0.25in"/>
        </style:tab-stops>
      </style:paragraph-properties>
      <style:text-properties style:font-name="Verdana" fo:font-size="9pt" style:font-size-asian="9pt" style:font-name-complex="Verdana" style:font-size-complex="9pt"/>
    </style:style>
    <style:style style:name="P43" style:family="paragraph" style:parent-style-name="Standard" style:list-style-name="WW8Num8">
      <style:paragraph-properties fo:text-align="justify" style:justify-single-word="false">
        <style:tab-stops>
          <style:tab-stop style:position="0.25in"/>
        </style:tab-stops>
      </style:paragraph-properties>
      <style:text-properties style:font-name="Verdana" fo:font-size="9pt" style:font-size-asian="9pt" style:font-name-complex="Verdana" style:font-size-complex="9pt"/>
    </style:style>
    <style:style style:name="P44" style:family="paragraph" style:parent-style-name="Standard" style:list-style-name="WW8Num7">
      <style:paragraph-properties fo:text-align="justify" style:justify-single-word="false">
        <style:tab-stops>
          <style:tab-stop style:position="0.25in"/>
        </style:tab-stops>
      </style:paragraph-properties>
      <style:text-properties style:font-name="Verdana" fo:font-size="9pt" style:font-size-asian="9pt" style:font-name-complex="Verdana" style:font-size-complex="9pt"/>
    </style:style>
    <style:style style:name="P45" style:family="paragraph" style:parent-style-name="Standard" style:list-style-name="WW8Num2">
      <style:paragraph-properties fo:text-align="justify" style:justify-single-word="false"/>
      <style:text-properties style:font-name="Verdana" fo:font-size="9pt" style:font-size-asian="9pt" style:font-name-complex="Verdana" style:font-size-complex="9pt"/>
    </style:style>
    <style:style style:name="P46" style:family="paragraph" style:parent-style-name="Standard" style:list-style-name="WW8Num2">
      <style:text-properties style:font-name="Verdana" fo:font-size="9pt" style:font-size-asian="9pt" style:font-name-complex="Verdana" style:font-size-complex="9pt"/>
    </style:style>
    <style:style style:name="P47" style:family="paragraph" style:parent-style-name="Standard" style:list-style-name="WW8Num3">
      <style:paragraph-properties>
        <style:tab-stops>
          <style:tab-stop style:position="0.25in"/>
        </style:tab-stops>
      </style:paragraph-properties>
      <style:text-properties style:font-name="Verdana" fo:font-size="9pt" style:font-size-asian="9pt" style:font-name-complex="Verdana" style:font-size-complex="9pt"/>
    </style:style>
    <style:style style:name="P48" style:family="paragraph" style:parent-style-name="Standard" style:list-style-name="WW8Num9">
      <style:paragraph-properties fo:text-align="justify" style:justify-single-word="false">
        <style:tab-stops>
          <style:tab-stop style:position="0.5in"/>
        </style:tab-stops>
      </style:paragraph-properties>
    </style:style>
    <style:style style:name="P49" style:family="paragraph" style:parent-style-name="Standard" style:list-style-name="WW8Num2">
      <style:paragraph-properties fo:text-align="justify" style:justify-single-word="false">
        <style:tab-stops>
          <style:tab-stop style:position="0.25in"/>
        </style:tab-stops>
      </style:paragraph-properties>
    </style:style>
    <style:style style:name="P50" style:family="paragraph" style:parent-style-name="Standard">
      <style:paragraph-properties fo:text-align="justify" style:justify-single-word="false">
        <style:tab-stops>
          <style:tab-stop style:position="0.5in"/>
        </style:tab-stops>
      </style:paragraph-properties>
      <style:text-properties fo:color="#262626" style:font-name="Verdana" fo:font-size="9pt" style:font-name-asian="Helvetica" style:font-size-asian="9pt" style:font-name-complex="Arial" style:font-size-complex="13pt"/>
    </style:style>
    <style:style style:name="P51" style:family="paragraph" style:parent-style-name="Standard" style:list-style-name="WW8Num9">
      <style:paragraph-properties fo:text-align="justify" style:justify-single-word="false">
        <style:tab-stops>
          <style:tab-stop style:position="0.5in"/>
        </style:tab-stops>
      </style:paragraph-properties>
      <style:text-properties fo:color="#262626" style:font-name="Verdana" fo:font-size="9pt" style:font-name-asian="Helvetica" style:font-size-asian="9pt" style:font-name-complex="Arial" style:font-size-complex="13pt"/>
    </style:style>
    <style:style style:name="P52" style:family="paragraph" style:parent-style-name="Standard" style:list-style-name="WW8Num10">
      <style:paragraph-properties>
        <style:tab-stops>
          <style:tab-stop style:position="0.4925in"/>
        </style:tab-stops>
      </style:paragraph-properties>
    </style:style>
    <style:style style:name="P53" style:family="paragraph" style:parent-style-name="Standard" style:list-style-name="WW8Num3">
      <style:paragraph-properties>
        <style:tab-stops>
          <style:tab-stop style:position="0.25in"/>
        </style:tab-stops>
      </style:paragraph-properties>
    </style:style>
    <style:style style:name="P54" style:family="paragraph" style:parent-style-name="Standard">
      <style:paragraph-properties fo:text-align="justify" style:justify-single-word="false" fo:padding-left="0in" fo:padding-right="0in" fo:padding-top="0in" fo:padding-bottom="0.0138in" fo:border-left="none" fo:border-right="none" fo:border-top="none" fo:border-bottom="0.0138in solid #000000"/>
      <style:text-properties style:font-name="Verdana" fo:font-size="9pt" fo:font-weight="bold" style:font-size-asian="9pt" style:font-weight-asian="bold" style:font-name-complex="Verdana" style:font-size-complex="9pt"/>
    </style:style>
    <style:style style:name="P55" style:family="paragraph" style:parent-style-name="Standard">
      <style:paragraph-properties fo:padding-left="0in" fo:padding-right="0in" fo:padding-top="0in" fo:padding-bottom="0.0138in" fo:border-left="none" fo:border-right="none" fo:border-top="none" fo:border-bottom="0.0138in solid #000000">
        <style:tab-stops>
          <style:tab-stop style:position="0in"/>
        </style:tab-stops>
      </style:paragraph-properties>
      <style:text-properties style:font-name="Verdana" fo:font-size="9pt" style:font-size-asian="9pt" style:font-name-complex="Verdana" style:font-size-complex="9pt"/>
    </style:style>
    <style:style style:name="P56" style:family="paragraph" style:parent-style-name="Standard">
      <style:paragraph-properties fo:padding-left="0in" fo:padding-right="0in" fo:padding-top="0in" fo:padding-bottom="0.0138in" fo:border-left="none" fo:border-right="none" fo:border-top="none" fo:border-bottom="0.0138in solid #000000">
        <style:tab-stops>
          <style:tab-stop style:position="0in"/>
        </style:tab-stops>
      </style:paragraph-properties>
    </style:style>
    <style:style style:name="P57" style:family="paragraph" style:parent-style-name="Heading_20_4">
      <style:paragraph-properties>
        <style:tab-stops>
          <style:tab-stop style:position="0in"/>
        </style:tab-stops>
      </style:paragraph-properties>
      <style:text-properties style:font-name="Verdana" fo:font-size="9pt" style:font-size-asian="9pt" style:font-name-complex="Verdana" style:font-size-complex="9pt"/>
    </style:style>
    <style:style style:name="P58" style:family="paragraph" style:parent-style-name="Heading_20_4">
      <style:paragraph-properties>
        <style:tab-stops>
          <style:tab-stop style:position="0in"/>
        </style:tab-stops>
      </style:paragraph-properties>
      <style:text-properties style:font-name="Verdana" fo:font-size="9pt" style:font-size-asian="9pt" style:font-name-complex="Verdana"/>
    </style:style>
    <style:style style:name="P59" style:family="paragraph" style:parent-style-name="Heading_20_4">
      <style:paragraph-properties>
        <style:tab-stops>
          <style:tab-stop style:position="0in"/>
        </style:tab-stops>
      </style:paragraph-properties>
    </style:style>
    <style:style style:name="P60" style:family="paragraph" style:parent-style-name="Heading_20_3" style:master-page-name="Standard">
      <style:paragraph-properties style:page-number="auto" fo:padding-left="0in" fo:padding-right="0in" fo:padding-top="0in" fo:padding-bottom="0.0138in" fo:border-left="none" fo:border-right="none" fo:border-top="none" fo:border-bottom="0.0138in solid #000000">
        <style:tab-stops>
          <style:tab-stop style:position="0in"/>
        </style:tab-stops>
      </style:paragraph-properties>
    </style:style>
    <style:style style:name="P61" style:family="paragraph" style:parent-style-name="Heading_20_5">
      <style:paragraph-properties>
        <style:tab-stops>
          <style:tab-stop style:position="0in"/>
        </style:tab-stops>
      </style:paragraph-properties>
    </style:style>
    <style:style style:name="P62" style:family="paragraph" style:parent-style-name="Heading_20_5">
      <style:paragraph-properties>
        <style:tab-stops>
          <style:tab-stop style:position="0in"/>
        </style:tab-stops>
      </style:paragraph-properties>
      <style:text-properties style:font-name-complex="Arial"/>
    </style:style>
    <style:style style:name="P63" style:family="paragraph" style:parent-style-name="Heading_20_5">
      <style:paragraph-properties>
        <style:tab-stops>
          <style:tab-stop style:position="0in"/>
        </style:tab-stops>
      </style:paragraph-properties>
      <style:text-properties fo:language="fr" fo:country="FR"/>
    </style:style>
    <style:style style:name="P64" style:family="paragraph" style:parent-style-name="Heading_20_7">
      <style:paragraph-properties>
        <style:tab-stops>
          <style:tab-stop style:position="0in"/>
        </style:tab-stops>
      </style:paragraph-properties>
      <style:text-properties style:font-name="Verdana" fo:font-size="9pt" style:font-size-asian="9pt" style:font-name-complex="Verdana" style:font-size-complex="9pt"/>
    </style:style>
    <style:style style:name="P65" style:family="paragraph" style:parent-style-name="Heading_20_8">
      <style:paragraph-properties>
        <style:tab-stops>
          <style:tab-stop style:position="0in"/>
        </style:tab-stops>
      </style:paragraph-properties>
    </style:style>
    <style:style style:name="P66" style:family="paragraph" style:parent-style-name="Heading_20_8">
      <style:paragraph-properties>
        <style:tab-stops>
          <style:tab-stop style:position="0in"/>
        </style:tab-stops>
      </style:paragraph-properties>
      <style:text-properties style:font-size-complex="12pt" style:font-weight-complex="bold"/>
    </style:style>
    <style:style style:name="P67" style:family="paragraph" style:parent-style-name="Style_20_Body_20_Text_20__2b__20_10_20_pt_20_Justified">
      <style:text-properties style:font-name="Verdana" fo:font-size="9pt" fo:language="en" fo:country="US" style:font-size-asian="9pt" style:font-name-complex="Verdana" style:font-size-complex="9pt"/>
    </style:style>
    <style:style style:name="P68" style:family="paragraph" style:parent-style-name="Heading_20_1">
      <style:paragraph-properties>
        <style:tab-stops>
          <style:tab-stop style:position="0in"/>
        </style:tab-stops>
      </style:paragraph-properties>
    </style:style>
    <style:style style:name="T1" style:family="text">
      <style:text-properties style:font-name="Verdana" style:font-name-complex="Verdana"/>
    </style:style>
    <style:style style:name="T2" style:family="text">
      <style:text-properties style:font-name="Verdana" fo:font-weight="normal" style:font-weight-asian="normal" style:font-name-complex="Verdana" style:font-weight-complex="normal"/>
    </style:style>
    <style:style style:name="T3" style:family="text">
      <style:text-properties style:font-name="Verdana" fo:font-size="9pt" fo:font-weight="normal" style:font-size-asian="9pt" style:font-weight-asian="normal" style:font-name-complex="Verdana" style:font-size-complex="9pt" style:font-weight-complex="normal"/>
    </style:style>
    <style:style style:name="T4" style:family="text">
      <style:text-properties style:font-name="Verdana" fo:font-size="9pt" fo:font-weight="normal" style:font-size-asian="9pt" style:font-weight-asian="normal" style:font-name-complex="Arial" style:font-weight-complex="normal"/>
    </style:style>
    <style:style style:name="T5" style:family="text">
      <style:text-properties style:font-name="Verdana" fo:font-size="9pt" style:font-size-asian="9pt" style:font-name-complex="Verdana"/>
    </style:style>
    <style:style style:name="T6" style:family="text">
      <style:text-properties style:font-name="Verdana" fo:font-size="9pt" style:font-size-asian="9pt" style:font-name-complex="Verdana" style:font-size-complex="9pt"/>
    </style:style>
    <style:style style:name="T7" style:family="text">
      <style:text-properties style:font-name="Verdana" fo:font-size="9pt" style:font-size-asian="9pt" style:font-name-complex="Arial"/>
    </style:style>
    <style:style style:name="T8" style:family="text">
      <style:text-properties style:font-name="Verdana" fo:font-size="9pt" style:font-size-asian="9pt" style:font-name-complex="Arial" style:font-size-complex="9pt"/>
    </style:style>
    <style:style style:name="T9" style:family="text">
      <style:text-properties style:font-name="Verdana" fo:font-size="9pt" fo:font-weight="bold" style:font-size-asian="9pt" style:font-weight-asian="bold" style:font-name-complex="Arial"/>
    </style:style>
    <style:style style:name="T10" style:family="text">
      <style:text-properties style:font-name="Verdana" fo:font-size="9pt" fo:font-weight="bold" style:font-size-asian="9pt" style:font-weight-asian="bold" style:font-name-complex="Arial" style:font-weight-complex="bold"/>
    </style:style>
    <style:style style:name="T11" style:family="text">
      <style:text-properties style:font-name="Verdana" fo:font-size="9pt" fo:font-weight="bold" style:font-size-asian="9pt" style:font-weight-asian="bold" style:font-name-complex="Arial" style:font-size-complex="9pt" style:font-weight-complex="bold"/>
    </style:style>
    <style:style style:name="T12" style:family="text">
      <style:text-properties style:font-name="Verdana" fo:font-size="9pt" fo:font-weight="bold" style:font-size-asian="9pt" style:font-weight-asian="bold" style:font-name-complex="Verdana" style:font-size-complex="9pt"/>
    </style:style>
    <style:style style:name="T13" style:family="text">
      <style:text-properties style:font-name="Verdana" fo:font-size="9pt" fo:font-weight="bold" style:font-size-asian="9pt" style:font-weight-asian="bold" style:font-name-complex="Verdana" style:font-size-complex="9pt" style:font-weight-complex="bold"/>
    </style:style>
    <style:style style:name="T14" style:family="text">
      <style:text-properties style:font-name="Verdana" fo:font-size="9pt" fo:font-weight="bold" style:font-size-asian="9pt" style:font-weight-asian="bold" style:font-name-complex="Verdana" style:font-weight-complex="bold"/>
    </style:style>
    <style:style style:name="T15" style:family="text">
      <style:text-properties style:font-name="Verdana" fo:font-size="9pt" fo:font-style="italic" style:font-size-asian="9pt" style:font-style-asian="italic" style:font-name-complex="Verdana" style:font-size-complex="9pt"/>
    </style:style>
    <style:style style:name="T16" style:family="text">
      <style:text-properties style:font-name="Verdana" fo:font-size="9pt" fo:language="en" fo:country="US" style:font-size-asian="9pt" style:font-name-complex="Arial"/>
    </style:style>
    <style:style style:name="T17" style:family="text">
      <style:text-properties style:font-name="Verdana" fo:font-size="9pt" fo:language="fr" fo:country="FR" fo:font-weight="bold" style:font-size-asian="9pt" style:font-weight-asian="bold" style:font-name-complex="Verdana" style:font-size-complex="9pt"/>
    </style:style>
    <style:style style:name="T18" style:family="text">
      <style:text-properties style:font-name="Verdana" fo:font-size="9pt" fo:language="fr" fo:country="FR" fo:font-weight="bold" style:font-size-asian="9pt" style:font-weight-asian="bold" style:font-name-complex="Arial" style:font-weight-complex="bold"/>
    </style:style>
    <style:style style:name="T19" style:family="text">
      <style:text-properties style:font-name="Verdana" fo:font-size="9pt" fo:language="fr" fo:country="FR" style:font-size-asian="9pt" style:font-name-complex="Verdana" style:font-size-complex="9pt"/>
    </style:style>
    <style:style style:name="T20" style:family="text">
      <style:text-properties style:font-name="Verdana" fo:font-size="9pt" fo:language="fr" fo:country="FR" style:font-size-asian="9pt" style:font-name-complex="Arial"/>
    </style:style>
    <style:style style:name="T21" style:family="text">
      <style:text-properties fo:font-weight="normal" style:font-weight-asian="normal" style:font-weight-complex="normal"/>
    </style:style>
    <style:style style:name="T22" style:family="text">
      <style:text-properties fo:color="#262626" style:font-name="Verdana" fo:font-size="9pt" style:font-name-asian="Helvetica" style:font-size-asian="9pt" style:font-name-complex="Arial" style:font-size-complex="13pt"/>
    </style:style>
    <style:style style:name="T23" style:family="text">
      <style:text-properties style:font-name="Arial" fo:font-size="10pt" style:font-size-asian="10pt" style:font-name-complex="Arial"/>
    </style:style>
    <style:style style:name="T24" style:family="text">
      <style:text-properties style:font-name="Arial" fo:font-size="10pt" fo:language="fr" fo:country="FR" style:font-size-asian="10pt" style:font-name-complex="Arial"/>
    </style:style>
    <style:style style:name="T25" style:family="text">
      <style:text-properties style:font-name="Arial" fo:language="en" fo:country="US" style:font-name-complex="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3"><text:span text:style-name="T1">SANJAY CHANDAK</text:span><text:span text:style-name="T2"><text:tab/><text:tab/><text:tab/><text:tab/><text:tab/> <text:s text:c="15"/></text:span><text:span text:style-name="T3">Nationality: Dutch </text:span><text:a xlink:type="simple" xlink:href="mailto:sanjaychandak@hotmail.com"><text:span text:style-name="T3">sanjaychandak@hotmail.com</text:span></text:a><text:span text:style-name="T3"><text:tab/><text:tab/><text:tab/><text:tab/><text:tab/><text:tab/> <text:s text:c="8"/>Amsterdam</text:span></text:h>
      <text:p text:style-name="P55">M: 06 84429777</text:p>
      <text:p text:style-name="P55"/>
      <text:p text:style-name="P56"/>
      <text:p text:style-name="P30">SUMMARY</text:p>
      <text:p text:style-name="P5"/>
      <text:p text:style-name="P31">I have around fourteen years of experience in Information technology as a senior-level Enterprise / Application services designer and Sr. Java Developer. My primary technical skills are into Java/J2EE and Oracle. I am also an experienced senior developer of projects and personnel in support and development IT environments. I’ve had exposure to many industries like Telecoms and Financial sectors, and have expertise in both Windows and Unix environments. In this period I've gone through almost all of the important phases of software development life cycle. I found myself pro - active, flexible and always come up with innovative solutions to make product/project more efficient to exceed expectations. </text:p>
      <text:p text:style-name="P34"/>
      <text:p text:style-name="P31">Other than my Java skills I have done professional training on TIBCO and iOS 7 /Android platform. A part from the technologies prowess I also have the creativity to be a complete IT professional. This makes me a comprehensive team professional.</text:p>
      <text:p text:style-name="P31"/>
      <text:p text:style-name="P29"/>
      <text:p text:style-name="P30">SKILLS SUMMARY</text:p>
      <text:p text:style-name="P5"/>
      <text:list xml:id="list7024841559284331151" text:style-name="WW8Num6">
        <text:list-item>
          <text:p text:style-name="P36">Operating Systems</text:p>
          <text:p text:style-name="P38">Windows 7, iOS and UNIX/LINUX.</text:p>
        </text:list-item>
        <text:list-item>
          <text:p text:style-name="P36">Java/J2EE and <text:s/>Frameworks</text:p>
          <text:p text:style-name="P38">Core java: JDK (1.5/1.6), JSDK (Servlets), <text:s/>EJB, JMS, Java Mail and Spring Framework, MVC Architecture, J2EE Architecture, Object Oriented Analysis and Design, Hibernate, iBatis, JUnit, ANT and Jakarta Common Framework. Good knowledge of Eclipse and Rational Software Architect.</text:p>
        </text:list-item>
        <text:list-item>
          <text:p text:style-name="P38">Experience in distributed computing and developing enterprise web-based application based on J2EE technologies like JMS (Java Messaging Service), Web Server Configurations and have <text:s/>knowledge of <text:s/>Web Service (SOAP, AXIS Server and WSDL).</text:p>
          <text:p text:style-name="P36">Web and Application servers</text:p>
        </text:list-item>
        <text:list-item>
          <text:p text:style-name="P38">Have used web and application server like Tomcat, JBOSS, IBM Websphere 8.x and Oracle 11g.</text:p>
        </text:list-item>
        <text:list-item>
          <text:p text:style-name="P36">Programming Languages</text:p>
        </text:list-item>
        <text:list-item>
          <text:p text:style-name="P38">Excellent hands on experience with Internet Technologies like HTML, AJAX, HTML5, JQuery, Dojo 1.7 and CSS</text:p>
        </text:list-item>
        <text:list-item>
          <text:p text:style-name="P38">Good knowledge of scripting language like lava Script, PHP, Python and Shell Script.</text:p>
          <text:p text:style-name="P36">Version Source Control</text:p>
        </text:list-item>
        <text:list-item>
          <text:p text:style-name="P38">Good understanding on using and installation of source control tools like (CVS, GIT, and Subversion).</text:p>
          <text:p text:style-name="P36">Databases</text:p>
        </text:list-item>
        <text:list-item>
          <text:p text:style-name="P38">Well versed in writing Stored Procedure (PLSQL), Cursor and SQL.</text:p>
        </text:list-item>
        <text:list-item>
          <text:p text:style-name="P38">Sound Relational Database concepts and extensively worked with Oracle10i/11i, MySQL <text:s/>and MS-Access.</text:p>
          <text:p text:style-name="P36">EAI</text:p>
        </text:list-item>
        <text:list-item>
          <text:p text:style-name="P38">Solid integration knowledge with TIBCO Business Works, Active Matrix and EMS.</text:p>
        </text:list-item>
        <text:list-item>
          <text:p text:style-name="P38">Good understanding to work in UML designing tools like Enterprise Architect (EA) and MS Visio.</text:p>
        </text:list-item>
        <text:list-item>
          <text:p text:style-name="P36">Mobile technologies</text:p>
          <text:p text:style-name="P38">Objective-C, Cocoa Touch, UIKit, Core Data , JSON etc. and Xcode on iOS 6 and 7 platform. Also done training on Android.</text:p>
          <text:p text:style-name="P38"/>
        </text:list-item>
        <text:list-item>
          <text:p text:style-name="P36"><text:span text:style-name="T21">Excellent written and oral communication to facilitate communication between team members, users, developers, and management</text:span>.</text:p>
        </text:list-item>
      </text:list>
      <text:p text:style-name="P33"/>
      <text:p text:style-name="P30">EDUCATION &amp; CERTIFICATIONS</text:p>
      <text:list xml:id="list600023380844244130" text:style-name="WW8Num9">
        <text:list-item>
          <text:p text:style-name="P39">Master of Science (M.SC - Statistics) from School of Studies in Statistics.</text:p>
        </text:list-item>
        <text:list-item>
          <text:p text:style-name="P39">Bachelor of Science (B.Sc Mathematics)</text:p>
        </text:list-item>
        <text:list-item>
          <text:p text:style-name="P48"><text:span text:style-name="T7">Honours Diploma in Software Technology and System Management from </text:span><text:span text:style-name="T4">NIIT</text:span></text:p>
        </text:list-item>
        <text:list-item>
          <text:p text:style-name="P51">Oracle Certified Programmer for the Java Platform, Standard Edition 6 / SCJP6</text:p>
        </text:list-item>
        <text:list-item>
          <text:p text:style-name="P51">Oracle Certified Professional, Java EE 5 Web Component Developer / SCWCD.</text:p>
        </text:list-item>
        <text:list-item>
          <text:p text:style-name="P51"><text:soft-page-break/>Certified ScrumMaster (CSM) / Trained by Jeff Sutherland (Founder of Scrum team).</text:p>
        </text:list-item>
        <text:list-item>
          <text:p text:style-name="P39">iOS App Development Course from College Of MultiMedia (CMM), Amsterdam.</text:p>
        </text:list-item>
      </text:list>
      <text:p text:style-name="P7"/>
      <text:p text:style-name="P30">CAREER SUMMARY </text:p>
      <text:p text:style-name="P11"/>
      <text:list xml:id="list1108584319368224262" text:style-name="WW8Num10">
        <text:list-item>
          <text:p text:style-name="P52"><text:span text:style-name="T10">Dec 2007 to till date</text:span><text:span text:style-name="T7"> <text:s text:c="2"/><text:tab/></text:span><text:span text:style-name="T9">ING Bank, Amsterdam, Netherlands.</text:span></text:p>
        </text:list-item>
      </text:list>
      <text:list xml:id="list7609639617084585958" text:style-name="WW8Num4">
        <text:list-item>
          <text:p text:style-name="P40">Nov 2004 to Dec 2007<text:tab/><text:tab/>LogicaCMG UK</text:p>
        </text:list-item>
        <text:list-item>
          <text:p text:style-name="P40">Apr 2004 to Oct 2004<text:tab/><text:tab/>Tata Consultancy Services (TCS)</text:p>
        </text:list-item>
        <text:list-item>
          <text:p text:style-name="P40">Jan 2001 to Mar 2004<text:tab/><text:tab/>GrapeWyne Systems</text:p>
        </text:list-item>
      </text:list>
      <text:p text:style-name="P32"/>
      <text:p text:style-name="P30">iOS Projects at Apps Store</text:p>
      <text:p text:style-name="P27"><text:a xlink:type="simple" xlink:href="https://itunes.apple.com/us/app/learnazdutch/id660045829?mt=8"><text:span text:style-name="T22"/></text:a></text:p>
      <text:p text:style-name="P50">Design and developed the following iOS projects and available on iTunes:</text:p>
      <text:list xml:id="list7047956981704060587" text:style-name="L1">
        <text:list-item>
          <text:p text:style-name="P37"><text:a xlink:type="simple" xlink:href="https://itunes.apple.com/us/app/learnazdutch/id660045829?mt=8">https://itunes.apple.com/us/app/learnazdutch/id660045829?mt=8</text:a></text:p>
        </text:list-item>
        <text:list-item>
          <text:p text:style-name="P37"><text:a xlink:type="simple" xlink:href="https://itunes.apple.com/us/app/learn-dutch-numbers/id837352108?mt=8">https://itunes.apple.com/us/app/learn-dutch-numbers/id837352108?mt=8</text:a></text:p>
          <text:p text:style-name="P37"/>
        </text:list-item>
      </text:list>
      <text:p text:style-name="P30">PROFESSIONAL EXPERIENCE </text:p>
      <text:p text:style-name="P5"/>
      <text:p text:style-name="P4">Dec 2007 to till date</text:p>
      <text:p text:style-name="P4">Lead Java Developer/ Sr. Developer</text:p>
      <text:p text:style-name="P5">ING Bank, Netherlands</text:p>
      <text:p text:style-name="P5"/>
      <text:p text:style-name="P4">Responsibilities<text:tab/><text:tab/><text:tab/><text:tab/><text:tab/><text:tab/><text:tab/></text:p>
      <text:p text:style-name="P31"/>
      <text:list xml:id="list3331836690108057495" text:style-name="WW8Num2">
        <text:list-item>
          <text:p text:style-name="P41">Managing a team of 4-5 Java Developers and System tester.</text:p>
        </text:list-item>
        <text:list-item>
          <text:p text:style-name="P41">Understanding and converting business needs into technical requirements / implementation.</text:p>
        </text:list-item>
        <text:list-item>
          <text:p text:style-name="P46">Integration with different external system using Tibco BW/EMS.</text:p>
        </text:list-item>
        <text:list-item>
          <text:p text:style-name="P46">Fixing and Identify bottlenecks to improve performance.</text:p>
        </text:list-item>
        <text:list-item>
          <text:p text:style-name="P41">Presentation of the application to Business Project Group.</text:p>
        </text:list-item>
        <text:list-item>
          <text:p text:style-name="P49"><text:span text:style-name="T6">Key involvement in Technical Design and Development of Migration Oracle Scripts, Development of Proof of Concept (PoC) for emerging technologies. Writing </text:span><text:span text:style-name="T15">CRON</text:span><text:span text:style-name="T6"> batch jobs in Java for sending emails and migrating data. </text:span></text:p>
        </text:list-item>
        <text:list-item>
          <text:p text:style-name="P41">Finding best integration solution with other modules along with coordinating to other teams.</text:p>
        </text:list-item>
        <text:list-item>
          <text:p text:style-name="P46">Involvement in FAT/UAT and Production support of the application to end user.</text:p>
        </text:list-item>
        <text:list-item>
          <text:p text:style-name="P46">Support Business Analysts in implementing new requirements (Impact Analysis).</text:p>
        </text:list-item>
        <text:list-item>
          <text:p text:style-name="P46">In absence of <text:s/>Technical Project manager (TPM) handled independently project planning and build /release activities of the application.</text:p>
        </text:list-item>
        <text:list-item>
          <text:p text:style-name="P46">Writing System test plan, Technical Design Documents and support <text:s/>TPM in estimates of new functional updates in the application /planning.</text:p>
        </text:list-item>
        <text:list-item>
          <text:p text:style-name="P45">Communication with Business with issues and help to find best solution to improve application.</text:p>
        </text:list-item>
        <text:list-item>
          <text:p text:style-name="P41">Going Scrum..</text:p>
        </text:list-item>
      </text:list>
      <text:p text:style-name="P17"/>
      <text:p text:style-name="P17"/>
      <text:p text:style-name="P28"><text:span text:style-name="T12">Environment: </text:span><text:span text:style-name="T8">Windows <text:s/>7/Unix, Java/J2ee, WebServices (SOAP over JMS), EJB, MDB /MQ, Dojo 1.7 Java Script Library, Spring MVC, Hibernate, iBatis, SQL, PLSql, Oracle 11g, Eclipse (RAD), TIBCO BW, EMS and Websphere App Server 8.x.</text:span></text:p>
      <text:p text:style-name="P17"/>
      <text:p text:style-name="P6">Project Description:</text:p>
      <text:p text:style-name="P5"/>
      <text:p text:style-name="P67">Working for ING Bankwide Customer Domain (BCD) department which focuses on customer-centricity and operational excellence to provide 360 degree customer view and is a single sign-on gateway to all customer-related process modules. It shows important customer information such as addresses, contacts, parents, relationship managers, latest documents, financial figures and the result from the CDD, MIFID, Name Screening (FICROSOFT) and Risk Rating Processes, all in one screen. It also links to <text:s/>and displays information from external sources such as Moody's, Standard &amp; POOR's, Fitch, Bureau van Dijk, Yahoo and Google Finance. This global application called Vantage supports approx. 10,000 users within ING Network Group across the world.</text:p>
      <text:p text:style-name="P67"/>
      <text:p text:style-name="P67"/>
      <text:p text:style-name="P1"><text:soft-page-break/>Feb 2007 to Nov 2007</text:p>
      <text:p text:style-name="P4">Module Lead / Sr. Java Developer</text:p>
      <text:p text:style-name="P4">Client – TuneMoney, Malaysia</text:p>
      <text:p text:style-name="P4"/>
      <text:p text:style-name="P4">Responsibilities<text:tab/><text:tab/><text:tab/><text:tab/><text:tab/><text:tab/><text:tab/></text:p>
      <text:p text:style-name="P31"/>
      <text:list xml:id="list1168977314" text:continue-numbering="true" text:style-name="WW8Num2">
        <text:list-item>
          <text:p text:style-name="P41">Involved in writing functional specification documents after getting requirement from Client.</text:p>
        </text:list-item>
        <text:list-item>
          <text:p text:style-name="P41">Involved in designing and reviewing low level designing (UML)</text:p>
        </text:list-item>
        <text:list-item>
          <text:p text:style-name="P41">Involved in designing global framework for the project so that most of the components can reused by the team.</text:p>
        </text:list-item>
      </text:list>
      <text:list xml:id="list6789085831527731471" text:style-name="WW8Num3">
        <text:list-item>
          <text:p text:style-name="P47">Supported the analysis and development activities.</text:p>
        </text:list-item>
        <text:list-item>
          <text:p text:style-name="P47">Supported the build and deploy management activities.</text:p>
        </text:list-item>
        <text:list-item>
          <text:p text:style-name="P47">Supported testing team in System Testing, System Integration Testing (SIT) and UAT environment.</text:p>
        </text:list-item>
        <text:list-item>
          <text:p text:style-name="P47">Supported Production environment.</text:p>
        </text:list-item>
        <text:list-item>
          <text:p text:style-name="P47">Implementation done at client place in KL, Malaysia (duration 1-1/2 month).</text:p>
        </text:list-item>
      </text:list>
      <text:p text:style-name="P4"/>
      <text:p text:style-name="Standard"><text:span text:style-name="T12">Environment: </text:span><text:span text:style-name="T8">Windows, Sterling Commerce product (GIS), Java, XPATH, XML, Spring Framework, Struts, XML, Jetty Web Server and IDE – Eclipse 3.2.x</text:span></text:p>
      <text:p text:style-name="P20"/>
      <text:p text:style-name="P5">Project Description</text:p>
      <text:p text:style-name="P16">Tune Money is Asia’s first no-frills one-stop financial portal, the latest offering of the highly innovative Tune Ventures.</text:p>
      <text:p text:style-name="P16"/>
      <text:p text:style-name="P16">It will open up the financial services market for the man-on-the-street by:</text:p>
      <text:p text:style-name="P16"/>
      <text:p text:style-name="P16">- Slashing the cost of financial services where customer can buy online Insurance, Unit trust and cards</text:p>
      <text:p text:style-name="P5"/>
      <text:p text:style-name="P4"/>
      <text:p text:style-name="P4">July 2005 to Jan 2007</text:p>
      <text:p text:style-name="P4">Sr. Programmer/Analyst</text:p>
      <text:p text:style-name="P21">Client – T-Mobile, UK</text:p>
      <text:p text:style-name="P21"/>
      <text:p text:style-name="P21">Responsibilities<text:tab/><text:tab/><text:tab/><text:tab/><text:tab/><text:tab/><text:tab/></text:p>
      <text:list xml:id="list283997567" text:continue-list="list1168977314" text:style-name="WW8Num2">
        <text:list-item>
          <text:p text:style-name="P41">Study and understand complex existing code and architecture.</text:p>
        </text:list-item>
      </text:list>
      <text:list xml:id="list2048612507" text:continue-list="list6789085831527731471" text:style-name="WW8Num3">
        <text:list-item>
          <text:p text:style-name="P47">Supported in the analysis and development activities for enhancing T-Mobile Next Generation Portal application (Menu Management).</text:p>
        </text:list-item>
        <text:list-item>
          <text:p text:style-name="P47">Integrated with other dependent modules.</text:p>
        </text:list-item>
        <text:list-item>
          <text:p text:style-name="P47">Wrote code in Java to develop different blocks of Menu Management Module.</text:p>
        </text:list-item>
        <text:list-item>
          <text:p text:style-name="P53"><text:span text:style-name="T6">Worked with </text:span><text:span text:style-name="T7">Struts 1.1 and Servlets Filters.</text:span></text:p>
        </text:list-item>
        <text:list-item>
          <text:p text:style-name="P47">Worked with Oracle 9i.</text:p>
        </text:list-item>
        <text:list-item>
          <text:p text:style-name="P47">Worked with XPATH, Python to retrieve data from xdime files.</text:p>
        </text:list-item>
        <text:list-item>
          <text:p text:style-name="P47">Wrote Dom parser to parse XML data.</text:p>
        </text:list-item>
        <text:list-item>
          <text:p text:style-name="P47">Generated XML files.</text:p>
        </text:list-item>
      </text:list>
      <text:p text:style-name="P15"/>
      <text:p text:style-name="Standard"><text:span text:style-name="T12">Environment:</text:span><text:span text:style-name="T6"> </text:span><text:span text:style-name="T7">Windows/Unix, Oracle 9i, Java, XPATH, XML, Struts, EJB, XML and Volantis HomeDeck 1.1.0. JBOSS 4.0.2 Application Server and IDE – Eclipse 3.0.2</text:span></text:p>
      <text:p text:style-name="P5"/>
      <text:p text:style-name="P5">Project Description</text:p>
      <text:p text:style-name="P19">The Menu Management subsystem is an application designed to allow Portal Managers to configure the menus for their portal(s), and to make these menus available for customers accessing t-zones using terminals connected via the T-Mobile wireless network. Menu Management includes the Menu Management portal editing interface as well as the Menu Server and Menu Assembly components.</text:p>
      <text:p text:style-name="P19"/>
      <text:p text:style-name="P19">The Menu Management component will be a graphical user interface <text:s text:c="2"/>allowing Portal Managers and Portal Editors to build and publish country specific portals. It will support version control (committing a set of changes under version control and enabling the identification and restoration of a portal from an historic version) for multiple portal editors and multiple portal versions. It will be possible to create new menus, menu links, and to select existing menus or menu links for the purpose organizing them in the portal sitemap as required. It will be possible to attach rules that determine how and when these menus or menu links are <text:soft-page-break/>displayed, to preview and test a sitemap, and to deploy the portal to the production environment.</text:p>
      <text:p text:style-name="P16"/>
      <text:p text:style-name="P4">Client – FSA, UK</text:p>
      <text:p text:style-name="P26"><text:span text:style-name="T10">Nov 2004 to June 2005</text:span><text:span text:style-name="T12"><text:tab/></text:span></text:p>
      <text:h text:style-name="P61" text:outline-level="5">J2EE Programmer / Analyst</text:h>
      <text:p text:style-name="P16"/>
      <text:p text:style-name="P5">Project Description</text:p>
      <text:p text:style-name="P19">The Financial Services Authority (FSA) is an independent non-governmental body, given statutory powers by the Financial Services and Markets Act 2000.</text:p>
      <text:p text:style-name="P19"/>
      <text:p text:style-name="P19">The Transaction Reporting System (TRS) will collect data for the FSA for the purpose of Regulatory Reporting covering Product Sales Data (PSD) from Product Providers, for Market, Mortgages, Pure Protection and Retail Investments. The FSA regulates most financial services markets, exchanges and firms. It sets the standards that they must meet and can take action against firms if they fail to meet the required standards. This often involves requiring firms to pay compensation to their customers. TRS will replace the ageing FSA Direct Reporting System (DRS) data collection and additionally address the data collection requirements of new regulatory requirements coming into force in the near future. <text:s/>Therefore, TRS will see two communities of Firms providing data to the FSA using TRS.</text:p>
      <text:p text:style-name="P19"/>
      <text:p text:style-name="P19">Sanjay has worked on the Login Administration Module and Retail Investment/Protection Report Module. Report Module takes care of Add, Modify, Delete, Delete All and Display Report transaction also involved in writing Junit test cases in the TRS application.</text:p>
      <text:p text:style-name="P16"/>
      <text:p text:style-name="Standard"><text:span text:style-name="T12">Environment:</text:span><text:span text:style-name="T6"> </text:span><text:span text:style-name="T7">Windows, Oracle 9i, Java, JSTL, Java Script, Struts, Spring and Hibernate ORM. Server: Oracle OC4J - 9.0.4 Application Server and IDE – Eclipse 3.0.2</text:span></text:p>
      <text:p text:style-name="P26"><text:span text:style-name="T6"><text:line-break/></text:span><text:span text:style-name="T12">Responsibilities</text:span></text:p>
      <text:list xml:id="list410574073123727302" text:style-name="WW8Num5">
        <text:list-item>
          <text:p text:style-name="P42">Played the role of a programmer analyst - understanding the various modules and classes required for the project.</text:p>
        </text:list-item>
        <text:list-item>
          <text:p text:style-name="P42">Created the software using MVC Struts Framework. </text:p>
        </text:list-item>
        <text:list-item>
          <text:p text:style-name="P42">Suggested source code optimizations and best practices in J2EE (JSP, Servlets).</text:p>
        </text:list-item>
        <text:list-item>
          <text:p text:style-name="P42">Rigorously tested the software during and after the development phase (end to end testing). </text:p>
        </text:list-item>
      </text:list>
      <text:p text:style-name="P16"/>
      <text:p text:style-name="P15"/>
      <text:p text:style-name="P4">Client – Tata Indicom, INDIA</text:p>
      <text:p text:style-name="P26"><text:span text:style-name="T11">Apr 2004 – Oct 2004</text:span><text:span text:style-name="T12"><text:tab/></text:span></text:p>
      <text:h text:style-name="P62" text:outline-level="5">Software Developer</text:h>
      <text:p text:style-name="P16"/>
      <text:p text:style-name="P5">Responsibilities</text:p>
      <text:list xml:id="list3433179337761813078" text:style-name="WW8Num8">
        <text:list-item>
          <text:p text:style-name="P43">Analyzed the requirements collected from the clients and created a prototype.</text:p>
        </text:list-item>
        <text:list-item>
          <text:p text:style-name="P43">Configured Apache Tomcat Web server.</text:p>
        </text:list-item>
        <text:list-item>
          <text:p text:style-name="P43">Developed the entire software using JSP and Servlets as server side technology.</text:p>
        </text:list-item>
        <text:list-item>
          <text:p text:style-name="P43">Rigorously tested the system for bugs and errors.</text:p>
        </text:list-item>
        <text:list-item>
          <text:p text:style-name="P43">Created front End using JSP and HTML to take inputs</text:p>
        </text:list-item>
      </text:list>
      <text:p text:style-name="P16"/>
      <text:p text:style-name="P16"/>
      <text:p text:style-name="Standard"><text:span text:style-name="T17">Environment:</text:span><text:span text:style-name="T19"> </text:span><text:span text:style-name="T24">Unix, MySql, Java, JSP, PHP, Java Beans, Portal Infranet 6.2, Java Script. and Apache Tomcat 4.x</text:span></text:p>
      <text:p text:style-name="P23"/>
      <text:p text:style-name="P5">Project Description</text:p>
      <text:p text:style-name="P19">Tata Indicom/VSNL is providing services to their customers to buy a different internet products (100hrs, 50 hrs etc.), delivery of internet packs, billing queries relating to internet account, renewing internet account, find out duration of pack usage’s, net telephony, additional mail id and extra mail space etc.</text:p>
      <text:p text:style-name="P19"/>
      <text:p text:style-name="P19">Module: Order Management and Customer Care (OM-CRM) </text:p>
      <text:p text:style-name="P19">Sanjay has worked with Enhancement of the Order Management and Customer Care (CRM) interface (http://crm.vsnl.net) to handle the payment mechanism for the packs sold to distributor and customers at walk-in counters. The interfaces developed for handling the details of the payments made by the distributors and the customers also generating and maintaining an invoice/receipt/reports for the payments made and provision for updating the <text:soft-page-break/>status of payments getting bounced. Enhancement made for maintaining the details of the payments done for orders booked online through the cheque on delivery and post modes.</text:p>
      <text:p text:style-name="P19"/>
      <text:p text:style-name="P19">Also developed and maintained the records of the refunds done against the orders cancelled/packs returned at the walk in counter and online reports generated for finance and order management dept.</text:p>
      <text:p text:style-name="P16"/>
      <text:p text:style-name="P16"/>
      <text:h text:style-name="P57" text:outline-level="4">GrapeWyn, INDIA<text:tab/> <text:tab/><text:tab/> <text:s text:c="6"/><text:tab/><text:tab/><text:tab/><text:tab/></text:h>
      <text:h text:style-name="P57" text:outline-level="4">Dec 2003 – Mar 2004</text:h>
      <text:h text:style-name="P64" text:outline-level="7">Software Developer</text:h>
      <text:p text:style-name="P5"/>
      <text:p text:style-name="P5">Project Description</text:p>
      <text:p text:style-name="Text_20_body"><text:span text:style-name="T5">This project provides information about 3000 members. It consists of their business details and description. The directory has been so designed that it enables members and non-members to view/search information about the product, category, industry, city and company name. This has been developed using Java Server Pages (JSPs), Java Script for Client side validation, MYSQL as Database and Tomcat Apache. The project is user independent and can be modified to suit the changing requirements of the organization. Also conceptualized and developed the Admin module</text:span>.</text:p>
      <text:p text:style-name="P5"/>
      <text:p text:style-name="P5">Responsibilities</text:p>
      <text:list xml:id="list1035260370" text:continue-numbering="true" text:style-name="WW8Num8">
        <text:list-item>
          <text:p text:style-name="P43">Analyzed the requirements collected from the clients and created a prototype.</text:p>
        </text:list-item>
        <text:list-item>
          <text:p text:style-name="P43">Configured Apache Tomcat Webserver.</text:p>
        </text:list-item>
        <text:list-item>
          <text:p text:style-name="P43">Developed the entire software using JSP and Servlets as server side technology.</text:p>
        </text:list-item>
        <text:list-item>
          <text:p text:style-name="P43">Designed the Database in MySQL.</text:p>
        </text:list-item>
        <text:list-item>
          <text:p text:style-name="P43">Rigorously tested the system for bugs and errors.</text:p>
        </text:list-item>
      </text:list>
      <text:p text:style-name="P16"/>
      <text:p text:style-name="P26"><text:span text:style-name="T12">Environment:</text:span><text:span text:style-name="T6"> </text:span><text:span text:style-name="T23">Windows 2000 Server, MySQL 4.24, JSP, JavaBeans and Java Script</text:span><text:span text:style-name="T6">.</text:span></text:p>
      <text:p text:style-name="P16"/>
      <text:p text:style-name="P5"/>
      <text:p text:style-name="P26"><text:span text:style-name="T13">GrapeWyn, Malaysia</text:span><text:span text:style-name="T12"><text:tab/><text:tab/><text:tab/> <text:s text:c="2"/><text:tab/><text:tab/><text:tab/><text:tab/></text:span></text:p>
      <text:p text:style-name="P13">Feb 2003 – Nov 2003</text:p>
      <text:p text:style-name="P9">Software Developer<text:tab/></text:p>
      <text:p text:style-name="P16"/>
      <text:h text:style-name="P65" text:outline-level="8">Project Description</text:h>
      <text:p text:style-name="P26"><text:span text:style-name="T6"><text:line-break/></text:span><text:span text:style-name="T7">Perinet is a computer selling company and involved in assembling computers in different state of Malaysia. Company has more than six Branches and Dealers in Malaysia. Mainly they sell their computer through Government of Malaysia scheme i.e. Employee Provident Fund (EPF) and ShipnTrack.com who manages the delivery of the Computer System. <text:s/>The application is to have complete solutions to the accounts management, Payroll, Material management, Inventory, CRM. <text:s/></text:span></text:p>
      <text:p text:style-name="P19"/>
      <text:p text:style-name="P19">The package is designed to have the following features:</text:p>
      <text:p text:style-name="P19"/>
      <text:p text:style-name="P19">• Accounts Management</text:p>
      <text:p text:style-name="P19">• Payroll</text:p>
      <text:p text:style-name="P19">• Inventory and Material Management:</text:p>
      <text:p text:style-name="P19">• CRM (Customer Relationship Management):</text:p>
      <text:p text:style-name="P19">• Reports:</text:p>
      <text:p text:style-name="P19">Every Module has reports like payroll has reports of employees’ attendance and leave details etc, Account having balance sheets, profit and loss, sales, purchase etc.</text:p>
      <text:p text:style-name="P19">Complete data migration for the client using.</text:p>
      <text:p text:style-name="P15"/>
      <text:p text:style-name="P16"/>
      <text:p text:style-name="P5">Responsibilities</text:p>
      <text:list xml:id="list1925036546728395730" text:style-name="WW8Num7">
        <text:list-item>
          <text:p text:style-name="P44">Developed components under J2EE architecture using JSP, Servlets and JDBC in MVC framework.</text:p>
        </text:list-item>
        <text:list-item>
          <text:p text:style-name="P44">Developed database queries/scripts.</text:p>
        </text:list-item>
        <text:list-item>
          <text:p text:style-name="P44">Created front End using JSP and HTML to take inputs.</text:p>
        </text:list-item>
      </text:list>
      <text:p text:style-name="P16"/>
      <text:p text:style-name="P26"><text:span text:style-name="T17">Environment:</text:span><text:span text:style-name="T19"> </text:span><text:span text:style-name="T20">Linux, MySQL, Java Server Pages (JSP) and Java Script</text:span><text:span text:style-name="T19">.</text:span></text:p>
      <text:p text:style-name="P24"/>
      <text:h text:style-name="P63" text:outline-level="5"><text:soft-page-break/></text:h>
      <text:h text:style-name="P61" text:outline-level="5">GrapeWyn, INDIA</text:h>
      <text:h text:style-name="P68" text:outline-level="1"><text:span text:style-name="T16">Oct 2002 – Jan 2003</text:span><text:span text:style-name="T25"> <text:s text:c="10"/><text:tab/><text:tab/><text:tab/><text:tab/><text:tab/><text:tab/></text:span></text:h>
      <text:h text:style-name="P68" text:outline-level="1"><text:span text:style-name="T16">Software Developer</text:span><text:span text:style-name="T25"> <text:s text:c="11"/><text:tab/></text:span></text:h>
      <text:h text:style-name="P59" text:outline-level="4"/>
      <text:h text:style-name="P58" text:outline-level="4">Project Description</text:h>
      <text:p text:style-name="P18"><text:tab/></text:p>
      <text:p text:style-name="P2">This is an E-Commerce portal and is made for NRI’s. Also having various services like visa, passport, air ticket booking, free email, investment, and Matrimonial. This portal also provided static information about visa, passport, and investment. It offers the online service of investments in India, real estates and so on. www.nries.com</text:p>
      <text:p text:style-name="P18"/>
      <text:p text:style-name="Standard"><text:span text:style-name="T17">Environment</text:span><text:span text:style-name="T18">: </text:span><text:span text:style-name="T20">Java Servlets, MySQL, HTML, and Java Script</text:span></text:p>
      <text:p text:style-name="P25"/>
      <text:p text:style-name="P10">GrapeWyn, INDIA</text:p>
      <text:p text:style-name="Standard"><text:span text:style-name="T10">May 2002 – Sept 2002</text:span><text:span text:style-name="T7"> <text:s text:c="7"/><text:tab/><text:tab/><text:tab/><text:tab/><text:tab/><text:tab/></text:span></text:p>
      <text:p text:style-name="Standard"><text:span text:style-name="T10">Software Developer</text:span><text:span text:style-name="T7"> <text:s text:c="11"/><text:tab/></text:span></text:p>
      <text:p text:style-name="P14"/>
      <text:h text:style-name="P58" text:outline-level="4">Project Description</text:h>
      <text:p text:style-name="P18"/>
      <text:p text:style-name="P3">This is an entertainment portal covering the happenings and the events of the weekends. This has been specifically designed for the metro cities of the major countries. <text:s/>This portal having information about various hotels, restaurants and other information related to enjoy weekend. This portal having various services likes entertainment, sales &amp; shopping, tours &amp; travel, exhibitions and Sports www.enjoyweekend.com</text:p>
      <text:p text:style-name="P18"/>
      <text:p text:style-name="Standard"><text:span text:style-name="T17">Environment</text:span><text:span text:style-name="T18">:</text:span><text:span text:style-name="T20"> Java Servlets, MySQL, HTML and Java Script</text:span></text:p>
      <text:p text:style-name="P22"/>
      <text:h text:style-name="P66" text:outline-level="8">GrapeWyn, INDIA</text:h>
      <text:p text:style-name="P12">Nov 2001 – Apr 2002 <text:s text:c="9"/><text:tab/><text:tab/><text:tab/><text:tab/><text:tab/><text:tab/></text:p>
      <text:p text:style-name="P12">Software Developer <text:s text:c="11"/><text:tab/></text:p>
      <text:p text:style-name="P18"/>
      <text:h text:style-name="P58" text:outline-level="4">Project Description : Demographical Information System, FPAI-SFC</text:h>
      <text:p text:style-name="P18"/>
      <text:p text:style-name="P19">Developed Management Information System (MIS) for the organization for potential information management. <text:s/>We did feasibility study for four districts for gathering Demographical data from grass-root levels, after that we prepared structure design (Database) for different Master formats </text:p>
      <text:p text:style-name="P19">like Village Information, Community Based Distributors (CBDs) etc. and developed System Design and testing of system.</text:p>
      <text:p text:style-name="P18"/>
      <text:p text:style-name="Standard"><text:span text:style-name="T12">Environment</text:span><text:span text:style-name="T10">: </text:span><text:span text:style-name="T7">Oracle 7.x, Developer 2000 (Forms 5.0, Report 3.0)</text:span></text:p>
      <text:p text:style-name="P18"/>
      <text:p text:style-name="P18"/>
      <text:h text:style-name="P66" text:outline-level="8">GrapeWyn, INDIA</text:h>
      <text:p text:style-name="Standard"><text:span text:style-name="T10">Jan 2001 – Oct 2001</text:span><text:span text:style-name="T7"> <text:s text:c="10"/><text:tab/><text:tab/><text:tab/><text:tab/><text:tab/><text:tab/></text:span></text:p>
      <text:p text:style-name="Standard"><text:span text:style-name="T10">Software Developer</text:span><text:span text:style-name="T7"> <text:s text:c="11"/><text:tab/></text:span></text:p>
      <text:p text:style-name="P10"/>
      <text:p text:style-name="Standard"><text:span text:style-name="T14">Project Description:</text:span><text:span text:style-name="T10"> Activity &amp; Budget Control System, FPAI-SFC</text:span></text:p>
      <text:p text:style-name="P18"/>
      <text:p text:style-name="P2">In our Project, we organized programs for reproductive and child health activity and every program has its certain budget for expenses. We developed Activity and Budget Control System for Monitoring, Analyzing and correlation between activity and relevant Budget.</text:p>
      <text:p text:style-name="P18"/>
      <text:p text:style-name="Standard"><text:span text:style-name="T12">Environment</text:span><text:span text:style-name="T10">: </text:span><text:span text:style-name="T7">Oracle 7.x, Developer 2000 (Forms 5.0, Report 3.0)</text:span><text:span text:style-name="T6"><text:tab/></text:span></text:p>
      <text:p text:style-name="P15"/>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in" fo:margin-right="0in" fo:margin-top="0in" fo:margin-bottom="0in" fo:text-indent="0in" style:auto-text-indent="false" fo:keep-with-next="always"/>
      <style:text-properties fo:font-size="10pt" fo:language="en" fo:country="GB" fo:font-weight="bold" style:font-size-asian="10p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in" fo:margin-bottom="0in" fo:text-indent="0in" style:auto-text-indent="false" fo:keep-with-next="always"/>
      <style:text-properties fo:font-size="11pt" style:text-underline-style="solid" style:text-underline-width="auto" style:text-underline-color="font-color" fo:font-weight="bold" style:font-size-asian="11pt" style:font-weight-asian="bold" style:font-weight-complex="bold"/>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in" fo:text-indent="0in" style:auto-text-indent="false" fo:keep-with-next="always"/>
      <style:text-properties fo:font-size="11pt" fo:font-weight="bold" style:font-size-asian="11pt" style:font-weight-asian="bold" style:font-weight-complex="bold"/>
    </style:style>
    <style:style style:name="Heading_20_4" style:display-name="Heading 4" style:family="paragraph" style:parent-style-name="Standard" style:next-style-name="Standard" style:default-outline-level="4" style:class="text">
      <style:paragraph-properties fo:margin="100%" fo:margin-left="0in" fo:margin-right="0in" fo:margin-top="0in" fo:margin-bottom="0in" fo:text-indent="0in" style:auto-text-indent="false" fo:keep-with-next="always"/>
      <style:text-properties style:font-name="Arial" fo:font-size="10pt" fo:font-weight="bold" style:font-size-asian="10pt" style:font-weight-asian="bold" style:font-name-complex="Arial" style:font-size-complex="10pt" style:font-weight-complex="bold"/>
    </style:style>
    <style:style style:name="Heading_20_5" style:display-name="Heading 5" style:family="paragraph" style:parent-style-name="Standard" style:next-style-name="Standard" style:default-outline-level="5" style:class="text">
      <style:paragraph-properties fo:margin="100%" fo:margin-left="0in" fo:margin-right="0in" fo:margin-top="0in" fo:margin-bottom="0in" fo:text-align="justify" style:justify-single-word="false" fo:text-indent="0in" style:auto-text-indent="false" fo:keep-with-next="always"/>
      <style:text-properties style:font-name="Verdana" fo:font-size="9pt" fo:font-weight="bold" style:font-size-asian="9pt" style:font-weight-asian="bold" style:font-name-complex="Verdana" style:font-size-complex="9pt"/>
    </style:style>
    <style:style style:name="Heading_20_6" style:display-name="Heading 6" style:family="paragraph" style:parent-style-name="Standard" style:next-style-name="Standard" style:default-outline-level="6" style:class="text">
      <style:paragraph-properties fo:margin="100%" fo:margin-left="0in" fo:margin-right="0in" fo:margin-top="0in" fo:margin-bottom="0in" fo:text-indent="0in" style:auto-text-indent="false" fo:keep-with-next="always"/>
      <style:text-properties fo:font-weight="bold" style:font-weight-asian="bold"/>
    </style:style>
    <style:style style:name="Heading_20_7" style:display-name="Heading 7" style:family="paragraph" style:parent-style-name="Standard" style:next-style-name="Standard" style:default-outline-level="7" style:class="text">
      <style:paragraph-properties fo:margin="100%" fo:margin-left="0in" fo:margin-right="0in" fo:margin-top="0in" fo:margin-bottom="0in" fo:text-align="justify" style:justify-single-word="false" fo:text-indent="0in" style:auto-text-indent="false" fo:keep-with-next="always"/>
      <style:text-properties style:font-name="Arial" fo:font-size="10pt" fo:font-weight="bold" style:font-size-asian="10pt" style:font-weight-asian="bold" style:font-name-complex="Arial" style:font-weight-complex="bold"/>
    </style:style>
    <style:style style:name="Heading_20_8" style:display-name="Heading 8" style:family="paragraph" style:parent-style-name="Standard" style:next-style-name="Standard" style:default-outline-level="8" style:class="text">
      <style:paragraph-properties fo:margin="100%" fo:margin-left="0in" fo:margin-right="0in" fo:margin-top="0in" fo:margin-bottom="0in" fo:text-indent="0in" style:auto-text-indent="false" fo:keep-with-next="always"/>
      <style:text-properties style:font-name="Verdana" fo:font-size="9pt" fo:font-weight="bold" style:font-size-asian="9pt" style:font-weight-asian="bold" style:font-name-complex="Verdana" style:font-size-complex="9pt"/>
    </style:style>
    <style:style style:name="achievement" style:family="paragraph" style:parent-style-name="Standard">
      <style:paragraph-properties fo:margin-top="0.0693in" fo:margin-bottom="0.0693in"/>
      <style:text-properties style:font-name="Arial Unicode MS" style:font-name-asian="Arial Unicode MS" style:font-name-complex="Arial Unicode MS"/>
    </style:style>
    <style:style style:name="Achievement" style:family="paragraph" style:parent-style-name="Text_20_body">
      <style:paragraph-properties fo:margin="100%" fo:margin-left="0.1665in" fo:margin-right="-0.25in" fo:margin-top="0in" fo:margin-bottom="0.0417in" style:line-height-at-least="0.1528in" fo:text-indent="-0.1665in" style:auto-text-indent="false"/>
      <style:text-properties fo:font-size="10pt" fo:language="en" fo:country="GB" style:font-size-asian="10pt" style:font-size-complex="10pt"/>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punctuation-wrap="simple" style:vertical-align="baseline"/>
      <style:text-properties fo:font-size="11pt" style:font-size-asian="11pt" style:font-size-complex="10pt"/>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Normal_20_Indent" style:display-name="Normal Indent" style:family="paragraph" style:parent-style-name="Standard">
      <style:paragraph-properties fo:margin="100%" fo:margin-left="0.5in" fo:margin-right="0in" fo:margin-top="0in" fo:margin-bottom="0in" fo:text-align="justify" style:justify-single-word="false" fo:text-indent="0in" style:auto-text-indent="false"/>
      <style:text-properties style:font-size-complex="10pt"/>
    </style:style>
    <style:style style:name="Text_20_body_20_indent" style:display-name="Text body indent" style:family="paragraph" style:parent-style-name="Standard" style:class="text">
      <style:paragraph-properties fo:margin="100%" fo:margin-left="0.2in" fo:margin-right="0in" fo:margin-top="0in" fo:margin-bottom="0in" fo:text-indent="0in" style:auto-text-indent="false"/>
    </style:style>
    <style:style style:name="Body_20_Text_20_3" style:display-name="Body Text 3" style:family="paragraph" style:parent-style-name="Standard">
      <style:text-properties fo:font-size="10pt" style:font-size-asian="10pt"/>
    </style:style>
    <style:style style:name="Job_20_Title" style:display-name="Job Title" style:family="paragraph" style:next-style-name="Achievement">
      <style:paragraph-properties fo:margin-top="0in" fo:margin-bottom="0.0417in" style:line-height-at-least="0.1528in" fo:orphans="2" fo:widows="2" fo:hyphenation-ladder-count="no-limit"/>
      <style:text-properties style:use-window-font-color="true" style:font-name="Arial Black" fo:font-size="10pt" fo:letter-spacing="-0.0071in" fo:language="en" fo:country="US" style:font-name-asian="Times New Roman" style:font-size-asian="10pt" style:font-name-complex="Arial Black" style:font-size-complex="10pt" style:language-complex="ar" style:country-complex="SA" fo:hyphenate="false" fo:hyphenation-remain-char-count="2" fo:hyphenation-push-char-count="2"/>
    </style:style>
    <style:style style:name="Body_20_Text_20_2" style:display-name="Body Text 2" style:family="paragraph" style:parent-style-name="Standard">
      <style:paragraph-properties fo:text-align="justify" style:justify-single-word="false"/>
      <style:text-properties fo:font-size="11pt" style:font-size-asian="11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Body_20_Text_20_Indent_20_3" style:display-name="Body Text Indent 3" style:family="paragraph" style:parent-style-name="Standard">
      <style:paragraph-properties fo:margin="100%" fo:margin-left="0.25in" fo:margin-right="0in" fo:margin-top="0in" fo:margin-bottom="0.0835in" fo:text-indent="0in" style:auto-text-indent="false"/>
      <style:text-properties fo:font-size="8pt" style:font-size-asian="8pt" style:font-size-complex="8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V_20_Profile_20_Text" style:display-name="CV Profile Text" style:family="paragraph" style:parent-style-name="Standard">
      <style:paragraph-properties fo:margin="100%" fo:margin-left="2in" fo:margin-right="0in" fo:margin-top="0in" fo:margin-bottom="0in" fo:text-indent="0in" style:auto-text-indent="false"/>
      <style:text-properties fo:color="#000000" style:font-name="Times New Roman" fo:font-size="12pt" style:font-size-asian="12pt"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yle_20_Body_20_Text_20__2b__20_10_20_pt_20_Justified" style:display-name="Style Body Text + 10 pt Justified" style:family="paragraph" style:parent-style-name="Text_20_body">
      <style:paragraph-properties fo:text-align="justify" style:justify-single-word="false"/>
      <style:text-properties style:font-name="Arial" fo:font-size="10pt" fo:language="en" fo:country="GB" style:font-size-asian="10pt" style:font-name-complex="Arial" style:font-size-complex="10pt"/>
    </style:style>
    <style:style style:name="CORP_20_DE_20_BLOC_20_Char" style:display-name="CORP DE BLOC Char" style:family="paragraph" style:parent-style-name="Standard">
      <style:paragraph-properties fo:margin="100%" fo:margin-left="0.25in" fo:margin-right="0in" fo:margin-top="0.0417in" fo:margin-bottom="0.0417in" fo:text-align="justify" style:justify-single-word="false" fo:text-indent="-0.25in" style:auto-text-indent="false">
        <style:tab-stops>
          <style:tab-stop style:position="0.25in"/>
        </style:tab-stops>
      </style:paragraph-properties>
      <style:text-properties style:font-name="Arial" style:font-name-complex="Arial"/>
    </style:style>
    <style:style style:name="WW8Num2z0" style:family="text">
      <style:text-properties style:font-name="Symbol" fo:font-size="5pt" style:font-size-asian="5pt" style:font-name-complex="Symbol" style:font-size-complex="5pt"/>
    </style:style>
    <style:style style:name="WW8Num3z0" style:family="text">
      <style:text-properties style:font-name="Symbol" fo:font-size="5pt" style:font-size-asian="5pt" style:font-name-complex="Symbol" style:font-size-complex="5pt"/>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fo:font-size="8pt" style:font-size-asian="8pt" style:font-name-complex="Symbol"/>
    </style:style>
    <style:style style:name="WW8Num7z0" style:family="text">
      <style:text-properties style:font-name="Wingdings" style:font-name-complex="Wingdings"/>
    </style:style>
    <style:style style:name="WW8Num8z0" style:family="text">
      <style:text-properties style:font-name="Symbol" style:font-name-complex="Symbol"/>
    </style:style>
    <style:style style:name="WW8Num9z0" style:family="text">
      <style:text-properties style:font-name="Symbol" fo:font-size="5pt" style:font-size-asian="5pt" style:font-name-complex="Symbol" style:font-size-complex="5pt"/>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WW-Absatz-Standardschriftart" style:family="text"/>
    <style:style style:name="WW-Absatz-Standardschriftart1"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1z2" style:family="text">
      <style:text-properties style:font-name="Wingdings" style:font-name-complex="Wingdings"/>
    </style:style>
    <style:style style:name="WW8Num12z0" style:family="text">
      <style:text-properties style:font-name="Symbol" fo:font-size="5pt" style:font-size-asian="5pt" style:font-name-complex="Symbol" style:font-size-complex="5pt"/>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fo:font-size="5pt" style:font-size-asian="5pt" style:font-name-complex="Symbol" style:font-size-complex="5pt"/>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fo:color="#000000"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fo:font-size="5pt" style:font-size-asian="5pt" style:font-name-complex="Symbol" style:font-size-complex="5pt"/>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fo:font-size="5pt" style:font-size-asian="5pt" style:font-name-complex="Symbol" style:font-size-complex="5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5pt" style:font-size-asian="5pt" style:font-name-complex="Symbol" style:font-size-complex="5pt"/>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fo:font-size="5pt" style:font-size-asian="5pt" style:font-name-complex="Symbol" style:font-size-complex="5pt"/>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fo:font-size="5pt" style:font-size-asian="5pt" style:font-name-complex="Symbol" style:font-size-complex="5pt"/>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3z3" style:family="text">
      <style:text-properties style:font-name="Symbol" style:font-name-complex="Symbol"/>
    </style:style>
    <style:style style:name="WW8Num34z0" style:family="text">
      <style:text-properties style:font-name="Symbol" fo:font-size="5pt" style:font-size-asian="5pt" style:font-name-complex="Symbol" style:font-size-complex="5pt"/>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Wingdings" style:font-name-complex="Wingdings"/>
    </style:style>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40z0" style:family="text">
      <style:text-properties style:font-name="Symbol" style:font-name-complex="Symbol"/>
    </style:style>
    <style:style style:name="WW8Num41z0" style:family="text">
      <style:text-properties style:font-name="Wingdings" fo:font-size="8pt" style:font-size-asian="8pt" style:font-name-complex="Wingdings"/>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1z3" style:family="text">
      <style:text-properties style:font-name="Symbol" style:font-name-complex="Symbol"/>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3z0" style:family="text">
      <style:text-properties style:font-name="Symbol" style:font-name-complex="Symbol"/>
    </style:style>
    <style:style style:name="WW8Num43z1" style:family="text">
      <style:text-properties style:font-name="Courier New" style:font-name-complex="Courier New"/>
    </style:style>
    <style:style style:name="WW8Num43z2" style:family="text">
      <style:text-properties style:font-name="Wingdings" style:font-name-complex="Wingdings"/>
    </style:style>
    <style:style style:name="WW8Num44z0" style:family="text">
      <style:text-properties style:font-name="Symbol" fo:font-size="5pt" style:font-size-asian="5pt" style:font-name-complex="Symbol" style:font-size-complex="5pt"/>
    </style:style>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44z3" style:family="text">
      <style:text-properties style:font-name="Symbol" style:font-name-complex="Symbol"/>
    </style:style>
    <style:style style:name="WW8Num45z0" style:family="text">
      <style:text-properties style:font-name="Symbol" style:font-name-complex="Symbol"/>
    </style:style>
    <style:style style:name="WW8Num45z2" style:family="text">
      <style:text-properties style:font-name="Wingdings" style:font-name-complex="Wingdings"/>
    </style:style>
    <style:style style:name="WW8Num45z4" style:family="text">
      <style:text-properties style:font-name="Courier New" style:font-name-complex="Courier New"/>
    </style:style>
    <style:style style:name="WW8Num46z0" style:family="text">
      <style:text-properties style:font-name="Symbol" fo:font-size="5pt" style:font-size-asian="5pt" style:font-name-complex="Symbol" style:font-size-complex="5pt"/>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46z3" style:family="text">
      <style:text-properties style:font-name="Symbol" style:font-name-complex="Symbol"/>
    </style:style>
    <style:style style:name="WW8Num47z0" style:family="text">
      <style:text-properties style:font-name="Symbol" style:font-name-complex="Symbol"/>
    </style:style>
    <style:style style:name="WW8Num48z0" style:family="text">
      <style:text-properties style:font-name="Symbol" style:font-name-complex="Symbol"/>
    </style:style>
    <style:style style:name="WW8Num48z2" style:family="text">
      <style:text-properties style:font-name="Wingdings" style:font-name-complex="Wingdings"/>
    </style:style>
    <style:style style:name="WW8Num48z4" style:family="text">
      <style:text-properties style:font-name="Courier New" style:font-name-complex="Courier New"/>
    </style:style>
    <style:style style:name="WW8NumSt25z0" style:family="text">
      <style:text-properties style:font-name="Helvetica" fo:font-size="11pt" style:font-size-asian="11pt" style:font-name-complex="Helvetica"/>
    </style:style>
    <style:style style:name="WW-Default_20_Paragraph_20_Font1" style:display-name="WW-Default Paragraph Font1" style:family="text"/>
    <style:style style:name="Internet_20_link" style:display-name="Internet link" style:family="text">
      <style:text-properties fo:color="#406088"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St1z0" style:family="text">
      <style:text-properties style:font-name="Wingdings" style:font-name-complex="Wingdings"/>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Wingdings 2"/>
      </text:list-level-style-bullet>
      <text:list-level-style-bullet text:level="3" text:style-name="WW8Num10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tarSymbol"/>
      </text:list-level-style-bullet>
      <text:list-level-style-bullet text:level="4" text:style-name="WW8Num10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Wingdings"/>
      </text:list-level-style-bullet>
      <text:list-level-style-bullet text:level="5" text:style-name="WW8Num10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Wingdings 2"/>
      </text:list-level-style-bullet>
      <text:list-level-style-bullet text:level="6" text:style-name="WW8Num10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StarSymbol"/>
      </text:list-level-style-bullet>
      <text:list-level-style-bullet text:level="7" text:style-name="WW8Num10z0"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Wingdings"/>
      </text:list-level-style-bullet>
      <text:list-level-style-bullet text:level="8" text:style-name="WW8Num10z1" style:num-suffix="." text:bullet-char="">
        <style:list-level-properties text:list-level-position-and-space-mode="label-alignment">
          <style:list-level-label-alignment text:label-followed-by="listtab" text:list-tab-stop-position="3.9925in" fo:text-indent="-0.25in" fo:margin-left="3.9925in"/>
        </style:list-level-properties>
        <style:text-properties style:font-name="Wingdings 2"/>
      </text:list-level-style-bullet>
      <text:list-level-style-bullet text:level="9" text:style-name="WW8Num10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6252in" fo:margin-bottom="0.3752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NJAY CHANDAK</dc:title>
    <meta:initial-creator>Jay</meta:initial-creator>
    <meta:creation-date>2006-08-03T09:45:00</meta:creation-date>
    <dc:date>2015-01-25T21:45:42</dc:date>
    <meta:print-date>2007-06-17T08:39:00</meta:print-date>
    <meta:editing-cycles>19</meta:editing-cycles>
    <meta:generator>OpenOffice.org/3.4$Unix OpenOffice.org_project/340m1$Build-9590</meta:generator>
    <meta:editing-duration>PT8M38S</meta:editing-duration>
    <meta:document-statistic meta:table-count="0" meta:image-count="0" meta:object-count="0" meta:page-count="6" meta:paragraph-count="183" meta:word-count="2509" meta:character-count="16849"/>
  </office:meta>
</office:document-meta>
</file>